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text-properties officeooo:rsid="001d57f2" officeooo:paragraph-rsid="001d57f2"/>
    </style:style>
    <style:style style:name="P2" style:family="paragraph" style:parent-style-name="Standard">
      <style:text-properties officeooo:rsid="001a868b" officeooo:paragraph-rsid="001a868b"/>
    </style:style>
    <style:style style:name="P3" style:family="paragraph" style:parent-style-name="Standard">
      <style:text-properties fo:color="#000000" loext:opacity="100%" style:font-name="Liberation Serif" officeooo:rsid="001be990" officeooo:paragraph-rsid="0023bd86" fo:background-color="transparent"/>
    </style:style>
    <style:style style:name="P4" style:family="paragraph" style:parent-style-name="Standard">
      <style:text-properties fo:color="#000000" loext:opacity="100%" style:font-name="Liberation Serif" officeooo:rsid="001be990" officeooo:paragraph-rsid="002a4381" fo:background-color="transparent"/>
    </style:style>
    <style:style style:name="P5" style:family="paragraph" style:parent-style-name="Standard">
      <style:text-properties fo:color="#000000" loext:opacity="100%" style:font-name="sans-serif" officeooo:rsid="001be990" officeooo:paragraph-rsid="00228675" fo:background-color="transparent"/>
    </style:style>
    <style:style style:name="P6" style:family="paragraph" style:parent-style-name="Standard">
      <style:text-properties fo:color="#000000" loext:opacity="100%" style:font-name="sans-serif" officeooo:rsid="002909a5" officeooo:paragraph-rsid="002909a5" fo:background-color="transparent"/>
    </style:style>
    <style:style style:name="P7" style:family="paragraph" style:parent-style-name="Standard">
      <style:text-properties officeooo:rsid="001be990" officeooo:paragraph-rsid="00228675"/>
    </style:style>
    <style:style style:name="P8" style:family="paragraph" style:parent-style-name="Text_20_body">
      <style:text-properties officeooo:rsid="001be990" officeooo:paragraph-rsid="00228675"/>
    </style:style>
    <style:style style:name="P9" style:family="paragraph" style:parent-style-name="Text_20_body">
      <style:paragraph-properties fo:margin-left="0in" fo:margin-right="0in" fo:text-align="center" style:justify-single-word="false" fo:text-indent="0in" style:auto-text-indent="false"/>
    </style:style>
    <style:style style:name="P10" style:family="paragraph" style:parent-style-name="Text_20_body">
      <style:text-properties officeooo:paragraph-rsid="002909a5"/>
    </style:style>
    <style:style style:name="P11" style:family="paragraph" style:parent-style-name="Heading_20_1">
      <style:paragraph-properties fo:text-align="center" style:justify-single-word="false"/>
    </style:style>
    <style:style style:name="T1" style:family="text">
      <style:text-properties officeooo:rsid="00228675"/>
    </style:style>
    <style:style style:name="T2" style:family="text">
      <style:text-properties officeooo:rsid="002909a5"/>
    </style:style>
    <style:style style:name="T3" style:family="text">
      <style:text-properties officeooo:rsid="002a4381"/>
    </style:style>
    <style:style style:name="T4" style:family="text">
      <style:text-properties officeooo:rsid="002bb1fb"/>
    </style:style>
    <style:style style:name="T5" style:family="text">
      <style:text-properties officeooo:rsid="002c08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5">Veronika decides to live</text:span> </text:h>
      <text:p text:style-name="Text_20_body"/>
      <text:p text:style-name="P1">August 2025</text:p>
      <text:p text:style-name="P1"/>
      <text:p text:style-name="P1">EXT - on street in Gaza - DAY</text:p>
      <text:p text:style-name="Text_20_body">(Veronika speaks in Arabic to children she wants to lead to shelter)</text:p>
      <text:p text:style-name="P9">OS - COMMs between military </text:p>
      <text:p text:style-name="P9">COMMANDER</text:p>
      <text:p text:style-name="P9">There is something suspicions in the Sector XYZ. Send a drone there. </text:p>
      <text:p text:style-name="P9">DRONE PILOT</text:p>
      <text:p text:style-name="P9">Done, sir. </text:p>
      <text:p text:style-name="P9">Drone in the sky above Gaza</text:p>
      <text:p text:style-name="P9">(Camera follows a rocket leaving fiery trail in the sky and flying towards a building and crashing into it)</text:p>
      <text:p text:style-name="Text_20_body">CONT'D EXT - on street in Gaza - DAY</text:p>
      <text:p text:style-name="Text_20_body">(devastation - partially or fully demolished building - heat and smoke)</text:p>
      <text:p text:style-name="P1"/>
      <text:p text:style-name="P2"/>
      <text:p text:style-name="P3">It was a blast that deformed yet another piece of a building, now resembling the rest of the nearly completely demolished neighborhood…</text:p>
      <text:p text:style-name="P3"/>
      <text:p text:style-name="P3"/>
      <text:p text:style-name="P3">she's saving <text:span text:style-name="T5">five</text:span> specific kids:</text:p>
      <text:p text:style-name="P3"/>
      <text:p text:style-name="P3"><text:span text:style-name="T4">Twins 6 y.o. : </text:span><text:span text:style-name="T3">Jamal and </text:span>Amal (girl, scared of the drone sounds)</text:p>
      <text:p text:style-name="P4">Omar (5, boy, holding his sister's hand),<text:span text:style-name="T3"> Noor </text:span><text:span text:style-name="T5">(girl)</text:span><text:span text:style-name="T3"> </text:span><text:span text:style-name="T4">8 y.o.</text:span><text:span text:style-name="T3"> </text:span><text:span text:style-name="T4">and </text:span></text:p>
      <text:p text:style-name="P3">Yasmin (3, crying, won't let go of a stuffed animal)</text:p>
      <text:p text:style-name="P3"/>
      <text:p text:style-name="P3">We need to SEE her:</text:p>
      <text:p text:style-name="P3"/>
      <text:p text:style-name="P3">Learning their names in broken Arabic</text:p>
      <text:p text:style-name="P3">Wiping dust from Yasmin's face</text:p>
      <text:p text:style-name="P3">Telling <text:span text:style-name="T4">them</text:span>: "We're going to run to that building, okay? On three. One, two..."</text:p>
      <text:p text:style-name="P3"/>
      <text:p text:style-name="P3">Then the drone strikes.</text:p>
      <text:p text:style-name="P3">Not abstract. Not distant. Specific bodies. Specific loss.</text:p>
      <text:p text:style-name="P3"/>
      <text:p text:style-name="P3"/>
      <text:p text:style-name="P3">I had gathered them— <text:span text:style-name="T4">all five of them</text:span> children, wide-eyed and “starved to the bone” thin, their small hands clutching mine as I whispered promises of a safer place just beyond the rubble. We moved quickly through the choking dust, past twisted metal and shattered homes, toward what I <text:soft-page-break/>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3"/>
      <text:p text:style-name="P3">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text:p>
      <text:p text:style-name="P3"/>
      <text:p text:style-name="P3">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text:p>
      <text:p text:style-name="P3">I had lived by other laws. I had chosen sanity over madness and bravery over indifference. And in the end, the machine took me too. </text:p>
      <text:p text:style-name="P5"/>
      <text:p text:style-name="P5"><text:a xlink:type="simple" xlink:href="https://www.aljazeera.com/gallery/2025/2/5/gaza-transformed-into-rubble-strewn-wasteland-after-israeli-bombardment" text:style-name="Internet_20_link" text:visited-style-name="Visited_20_Internet_20_Link">https://www.aljazeera.com/gallery/2025/2/5/gaza-transformed-into-rubble-strewn-wasteland-after-israeli-bombardment</text:a></text:p>
      <text:p text:style-name="P5"/>
      <text:p text:style-name="P6">***************</text:p>
      <text:p text:style-name="P6"/>
      <text:p text:style-name="P6">"End with a scene of one person we've never met—maybe a teenage girl in Ljubljana—reading Veronika's book in a hospital bed (echo of Villete). She's considering suicide. She reads the last page. She closes the book. She looks out the window.</text:p>
      <text:p text:style-name="P6">She decides to live."</text:p>
      <text:p text:style-name="P6"/>
      <text:p text:style-name="P6">and her name is Veronika, too! and she is a daughter of Ukrainian refugees.</text:p>
      <text:p text:style-name="P6"/>
      <text:p text:style-name="P7"/>
      <text:p text:style-name="P8"><text:span text:style-name="Strong_20_Emphasis">DAY 1 - Initial coldness:</text:span></text:p>
      <text:p text:style-name="Text_20_body"><text:span text:style-name="Strong_20_Emphasis">MARIJA</text:span><text:line-break/>(cheerful, from her bed)<text:line-break/>What's your name, dear?</text:p>
      <text:p text:style-name="Text_20_body"><text:span text:style-name="Emphasis">VERONIKA II doesn't turn around. Stares at the wall.</text:span></text:p>
      <text:p text:style-name="Text_20_body"><text:span text:style-name="Strong_20_Emphasis">VERONIKA II</text:span><text:line-break/>(flat, doing her a "favor")<text:line-break/>Veronika.</text:p>
      <text:p text:style-name="Text_20_body"><text:soft-page-break/><text:span text:style-name="Strong_20_Emphasis">MARIJA</text:span><text:line-break/>(warm, unfazed)<text:line-break/>Ah! Beautiful name. My mother's name was Veronika.<text:line-break/>I'm Marija.</text:p>
      <text:p text:style-name="Text_20_body"><text:span text:style-name="Emphasis">Beat.</text:span></text:p>
      <text:p text:style-name="Text_20_body"><text:span text:style-name="Strong_20_Emphasis">VERONIKA II</text:span><text:line-break/>(barely audible)<text:line-break/>Okay.</text:p>
      <text:p text:style-name="Text_20_body"><text:span text:style-name="Emphasis">She turns her back to Marija. Pulls the blanket over her head.</text:span></text:p>
      <text:p text:style-name="Text_20_body"><text:span text:style-name="Emphasis">Marija watches her for a moment—then goes back to knitting. She hums softly. A Slovenian folk song.</text:span></text:p>
      <text:p text:style-name="Horizontal_20_Line"/>
      <text:p text:style-name="Text_20_body"><text:span text:style-name="Strong_20_Emphasis">DAY 2 - Marija's daughter visits:</text:span></text:p>
      <text:p text:style-name="Text_20_body"><text:span text:style-name="Emphasis">VERONIKA II pretends to sleep. Marija's DAUGHTER (40s, kind face) brings a bag of food, magazines, a book.</text:span></text:p>
      <text:p text:style-name="Text_20_body"><text:span text:style-name="Strong_20_Emphasis">DAUGHTER</text:span><text:line-break/>Here's the book you asked for, Mama.</text:p>
      <text:p text:style-name="Text_20_body"><text:span text:style-name="Strong_20_Emphasis">MARIJA</text:span><text:line-break/>(taking it, glancing at Veronika II's turned back)<text:line-break/>Thank you, ljubica.</text:p>
      <text:p text:style-name="Text_20_body"><text:span text:style-name="Emphasis">The daughter leaves. Marija reads for a while—then places the book on the shared nightstand between the beds. Cover facing up: "Veronika Decides to Live."</text:span></text:p>
      <text:p text:style-name="Text_20_body"><text:span text:style-name="Emphasis">Veronika II's eyes flicker open—just for a second—to see the title.</text:span></text:p>
      <text:p text:style-name="Text_20_body"><text:span text:style-name="Emphasis">She closes them again.</text:span></text:p>
      <text:p text:style-name="Horizontal_20_Line"/>
      <text:p text:style-name="Text_20_body"><text:span text:style-name="Strong_20_Emphasis">DAY 3 - The thaw:</text:span></text:p>
      <text:p text:style-name="Text_20_body"><text:span text:style-name="Emphasis">VERONIKA II wakes in the night. Can't sleep. Reaches for the book—hesitates—then pulls it onto her lap.</text:span></text:p>
      <text:p text:style-name="Text_20_body"><text:span text:style-name="Emphasis">Starts reading by the dim nightlight.</text:span></text:p>
      <text:p text:style-name="Text_20_body"><text:span text:style-name="Emphasis">MARIJA stirs, half-awake.</text:span></text:p>
      <text:p text:style-name="Text_20_body"><text:span text:style-name="Strong_20_Emphasis">MARIJA</text:span><text:line-break/>(sleepy, gentle)<text:line-break/>Good book, that one.<text:line-break/>Made me cry.</text:p>
      <text:p text:style-name="Text_20_body"><text:span text:style-name="Emphasis">Veronika II freezes—caught.</text:span></text:p>
      <text:p text:style-name="Text_20_body"><text:soft-page-break/><text:span text:style-name="Strong_20_Emphasis">VERONIKA II</text:span><text:line-break/>(defensive)<text:line-break/>I wasn't—</text:p>
      <text:p text:style-name="Text_20_body"><text:span text:style-name="Strong_20_Emphasis">MARIJA</text:span><text:line-break/>(cutting her off, kind)<text:line-break/>It's okay. Read it.<text:line-break/>Keep it, if you want.</text:p>
      <text:p text:style-name="Text_20_body"><text:span text:style-name="Emphasis">She rolls over, goes back to sleep.</text:span></text:p>
      <text:p text:style-name="Text_20_body"><text:span text:style-name="Emphasis">Veronika II stares at the book. Then keeps reading.</text:span></text:p>
      <text:p text:style-name="Horizontal_20_Line"/>
      <text:p text:style-name="Text_20_body"><text:span text:style-name="Strong_20_Emphasis">DAY 4/5 - Marija is discharged:</text:span></text:p>
      <text:p text:style-name="Text_20_body"><text:span text:style-name="Emphasis">MARIJA packs her things. Veronika II watches from her bed—hasn't spoken much, but her posture is different. Less defensive.</text:span></text:p>
      <text:p text:style-name="Text_20_body"><text:span text:style-name="Strong_20_Emphasis">MARIJA</text:span><text:line-break/>(at the door, turning back)<text:line-break/>Veronika?</text:p>
      <text:p text:style-name="Text_20_body"><text:span text:style-name="Emphasis">Veronika II looks up.</text:span></text:p>
      <text:p text:style-name="Text_20_body"><text:span text:style-name="Strong_20_Emphasis">MARIJA (CONT'D)</text:span><text:line-break/>(simply, no drama)<text:line-break/>I'm glad I met you.</text:p>
      <text:p text:style-name="Text_20_body"><text:span text:style-name="Emphasis">She smiles—warm, genuine—and leaves.</text:span></text:p>
      <text:p text:style-name="Text_20_body"><text:span text:style-name="Emphasis">Veronika II is alone now. She looks at the book still on the nightstand.</text:span></text:p>
      <text:p text:style-name="Text_20_body"><text:span text:style-name="Emphasis">Picks it up.</text:span></text:p>
      <text:p text:style-name="Text_20_body"><text:span text:style-name="Emphasis">Keeps reading.</text:span></text:p>
      <text:p text:style-name="Text_20_body"><text:span text:style-name="Emphasis"/></text:p>
      <text:p text:style-name="P10"><text:span text:style-name="Emphasis"><text:span text:style-name="T2">***********</text:span></text:span></text:p>
      <text:p text:style-name="P7"/>
      <text:p text:style-name="P8">INT. HOSPITAL ROOM - LJUBLJANA - DAY (JANUARY 2026)</text:p>
      <text:p text:style-name="Text_20_body"><text:span text:style-name="Emphasis">Pale winter light filters through the window. VERONIKA II (1</text:span><text:span text:style-name="Emphasis"><text:span text:style-name="T2">6</text:span></text:span><text:span text:style-name="Emphasis">) sits propped up in bed </text:span><text:span text:style-name="Emphasis"><text:span text:style-name="T2">with the book in her hands </text:span></text:span><text:span text:style-name="Emphasis">— final pages.</text:span></text:p>
      <text:p text:style-name="Text_20_body"><text:span text:style-name="Emphasis">She reads in silence. Her jaw tightens. Her eyes redden—but she doesn't cry.</text:span></text:p>
      <text:p text:style-name="Text_20_body"><text:span text:style-name="Emphasis">She finishes the last sentence.</text:span></text:p>
      <text:p text:style-name="Text_20_body"><text:span text:style-name="Emphasis">Closes the book slowly.</text:span></text:p>
      <text:p text:style-name="Text_20_body"><text:span text:style-name="Emphasis">Stares at the cover: </text:span><text:span text:style-name="Emphasis"><text:span text:style-name="T2">xxx </text:span></text:span></text:p>
      <text:p text:style-name="P10"><text:span text:style-name="Strong_20_Emphasis">VERONIKA II</text:span><text:line-break/>(whispered, in Ukrainian-accented Slovene)<text:line-break/><text:soft-page-break/>Ty durna zhinka.<text:line-break/><text:span text:style-name="Emphasis">(You stupid woman.)</text:span></text:p>
      <text:p text:style-name="Text_20_body"><text:span text:style-name="Emphasis">Beat. She looks out the window—the city sprawls below, gray and ordinary and full of people living their small, precious lives.</text:span></text:p>
      <text:p text:style-name="Text_20_body"><text:span text:style-name="Strong_20_Emphasis">VERONIKA II (CONT'D)</text:span><text:line-break/>(softer, to the book)<text:line-break/>But you tried.</text:p>
      <text:p text:style-name="Text_20_body"><text:span text:style-name="Emphasis">She places the book on the bedside table—carefully, like it's sacred.</text:span></text:p>
      <text:p text:style-name="Text_20_body"><text:span text:style-name="Emphasis">Reaches for the call button.</text:span></text:p>
      <text:p text:style-name="Text_20_body"><text:span text:style-name="Emphasis">Presses it.</text:span></text:p>
      <text:p text:style-name="Text_20_body"><text:span text:style-name="Strong_20_Emphasis">VERONIKA II (CONT'D)</text:span><text:line-break/>(to herself, almost a vow)<text:line-break/>Okay. I'll try, too.</text:p>
      <text:p text:style-name="Text_20_body"><text:span text:style-name="Emphasis">She looks back out the window. The city is still gray. But the light is different now.</text:span></text:p>
      <text:p text:style-name="Text_20_body">FADE TO BLACK.</text:p>
      <text:p text:style-name="Text_20_body"><text:span text:style-name="Strong_20_Emphasis">TITLE CARD:</text:span></text:p>
      <text:p text:style-name="Text_20_body"><text:span text:style-name="Emphasis">"For everyone still deciding."</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20:18:16.769591735</meta:creation-date>
    <dc:date>2026-01-11T20:04:38.070351323</dc:date>
    <meta:editing-duration>PT51M2S</meta:editing-duration>
    <meta:editing-cycles>12</meta:editing-cycles>
    <meta:generator>LibreOffice/24.2.7.2$Linux_X86_64 LibreOffice_project/420$Build-2</meta:generator>
    <meta:document-statistic meta:table-count="0" meta:image-count="0" meta:object-count="0" meta:page-count="5" meta:paragraph-count="86" meta:word-count="1136" meta:character-count="6579" meta:non-whitespace-character-count="5535"/>
  </office:meta>
</office:document-meta>
</file>